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fill="none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color="#000000" draw:marker-end="Arrowheads_20_2" draw:marker-end-width="0.3cm" draw:fill="none" draw:fill-color="#ffffff" draw:textarea-vertical-align="middle"/>
    </style:style>
    <style:style style:name="gr5" style:family="graphic" style:parent-style-name="objectwithoutfill">
      <style:graphic-properties svg:stroke-color="#000000" draw:marker-start="Arrowheads_20_2" draw:marker-end="" draw:marker-end-width="0.3cm" draw:fill="none" draw:fill-color="#ffffff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svg:stroke-color="#000000" draw:fill="none" draw:fill-color="#ffffff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text-properties style:font-name="Andale Mono" fo:font-size="12pt" fo:font-style="normal" style:font-size-asian="12pt" style:font-style-asian="normal" style:font-size-complex="12pt" style:font-style-complex="normal"/>
    </style:style>
    <style:style style:name="P3" style:family="paragraph">
      <style:text-properties style:font-name="Andale Mono" fo:font-size="12pt" style:font-size-asian="12pt" style:font-size-complex="12pt"/>
    </style:style>
    <style:style style:name="T1" style:family="text">
      <style:text-properties style:font-name="Andale Mono" fo:font-size="12pt" fo:font-style="normal" style:font-size-asian="12pt" style:font-style-asian="normal" style:font-size-complex="12pt" style:font-style-complex="normal"/>
    </style:style>
    <style:style style:name="T2" style:family="text">
      <style:text-properties style:font-name="Andale Mon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66cm" svg:height="1.429cm" svg:x="5.325cm" svg:y="3.36cm">
          <text:p text:style-name="P1">LSD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66cm" svg:height="1.111cm" svg:x="5.325cm" svg:y="2.249cm">
          <text:p text:style-name="P1">Router 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66cm" svg:height="1.111cm" svg:x="14.126cm" svg:y="2.251cm">
          <text:p text:style-name="P1">Router 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66cm" svg:height="1.429cm" svg:x="14.126cm" svg:y="3.362cm">
          <text:p text:style-name="P1">LSDB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992cm" svg:y1="4.789cm" svg:x2="6.992cm" svg:y2="13.732cm">
          <text:p/>
        </draw:line>
        <draw:line draw:style-name="gr2" draw:text-style-name="P1" draw:layer="layout" svg:x1="15.793cm" svg:y1="4.791cm" svg:x2="15.793cm" svg:y2="13.734cm">
          <text:p/>
        </draw:line>
        <draw:frame draw:style-name="gr3" draw:text-style-name="P2" draw:layer="layout" svg:width="5.578cm" svg:height="0.729cm" svg:x="0.998cm" svg:y="5.054cm">
          <draw:text-box>
            <text:p><text:span text:style-name="T1">first-hello-interval</text:span></text:p>
          </draw:text-box>
        </draw:frame>
        <draw:line draw:style-name="gr4" draw:text-style-name="P1" draw:layer="layout" svg:x1="6.985cm" svg:y1="6.032cm" svg:x2="15.796cm" svg:y2="6.032cm">
          <text:p text:style-name="P1">Hello Interest</text:p>
          <text:p text:style-name="P1"/>
        </draw:line>
        <draw:line draw:style-name="gr5" draw:text-style-name="P1" draw:layer="layout" svg:x1="6.986cm" svg:y1="7.605cm" svg:x2="15.797cm" svg:y2="7.605cm">
          <text:p text:style-name="P1">Hello Data</text:p>
          <text:p text:style-name="P1"/>
        </draw:line>
        <draw:frame draw:style-name="gr6" draw:text-style-name="P3" draw:layer="layout" svg:width="4.407cm" svg:height="1.207cm" svg:x="2.719cm" svg:y="10.519cm">
          <draw:text-box>
            <text:p><text:span text:style-name="T2">hello-interval <text:s text:c="14"/></text:span></text:p>
          </draw:text-box>
        </draw:frame>
        <draw:line draw:style-name="gr4" draw:text-style-name="P1" draw:layer="layout" svg:x1="6.986cm" svg:y1="12.305cm" svg:x2="15.797cm" svg:y2="12.305cm">
          <text:p text:style-name="P1">Hello Interest</text:p>
          <text:p text:style-name="P1"/>
        </draw:line>
        <draw:custom-shape draw:style-name="gr1" draw:text-style-name="P1" draw:layer="layout" svg:width="4.975cm" svg:height="1.746cm" svg:x="1.931cm" svg:y="7.597cm">
          <text:p text:style-name="P1">Mark Router B</text:p>
          <text:p text:style-name="P1">as ACTIV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291cm" svg:height="0.9cm" svg:x="6.482cm" svg:y="5.05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1" draw:layer="layout" svg:width="0.291cm" svg:height="2.689cm" svg:x="6.484cm" svg:y="9.55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7T14:00:08.350402000</meta:creation-date>
    <dc:date>2016-05-27T14:56:22.119663000</dc:date>
    <meta:editing-duration>PT11M37S</meta:editing-duration>
    <meta:editing-cycles>4</meta:editing-cycles>
    <meta:generator>LibreOffice/4.2.3.3$MacOSX_X86_64 LibreOffice_project/882f8a0a489bc99a9e60c7905a60226254cb6ff0</meta:generator>
    <meta:document-statistic meta:object-count="14"/>
  </office:meta>
</office:document-meta>
</file>